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Lohit Hindi1" svg:font-family="'Lohit Hindi'"/>
    <style:font-face style:name="Mangal1" svg:font-family="Mangal"/>
    <style:font-face style:name="OpenSymbol" svg:font-family="OpenSymbol, 'Arial Unicode MS'"/>
    <style:font-face style:name="AR PL UMing HK1" svg:font-family="'AR PL UMing HK'" style:font-family-generic="modern"/>
    <style:font-face style:name="DejaVu Sans Mono" svg:font-family="'DejaVu Sans Mono'" style:font-family-generic="modern"/>
    <style:font-face style:name="AR PL UMing HK" svg:font-family="'AR PL UMing HK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WW8Num1">
      <style:text-properties fo:font-weight="normal" style:font-weight-asian="normal" style:font-weight-complex="normal"/>
    </style:style>
    <style:style style:name="P3" style:family="paragraph" style:parent-style-name="Standard" style:list-style-name="WW8Num2">
      <style:text-properties fo:font-weight="normal" style:font-weight-asian="normal" style:font-weight-complex="normal"/>
    </style:style>
    <style:style style:name="P4" style:family="paragraph" style:parent-style-name="Standard" style:list-style-name="WW8Num3">
      <style:text-properties fo:font-weight="normal" style:font-weight-asian="normal" style:font-weight-complex="normal"/>
    </style:style>
    <style:style style:name="P5" style:family="paragraph" style:parent-style-name="Standard" style:list-style-name="WW8Num4">
      <style:text-properties fo:font-weight="normal" style:font-weight-asian="normal" style:font-weight-complex="normal"/>
    </style:style>
    <style:style style:name="P6" style:family="paragraph" style:parent-style-name="Standard" style:list-style-name="WW8Num1"/>
    <style:style style:name="P7" style:family="paragraph" style:parent-style-name="Standard" style:list-style-name="WW8Num1">
      <style:text-properties officeooo:paragraph-rsid="00196869"/>
    </style:style>
    <style:style style:name="P8" style:family="paragraph" style:parent-style-name="Standard" style:list-style-name="WW8Num2"/>
    <style:style style:name="P9" style:family="paragraph" style:parent-style-name="Standard" style:list-style-name="WW8Num1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PLICACIÓN BANCARIA</text:p>
      <text:p text:style-name="Standard"/>
      <text:p text:style-name="Standard"><text:tab/><text:span text:style-name="T1">Preliminar.- Ajuste de clave</text:span></text:p>
      <text:p text:style-name="Standard"/>
      <text:p text:style-name="Standard"><text:tab/>Para que la conexión a MySQL no de problemas se recomienda que la clave de root sea “cmadrid”. La clave del usuario root de MySQL se puede cambiar con:</text:p>
      <text:p text:style-name="Standard"/>
      <text:p text:style-name="Standard"><text:tab/><text:tab/>SET PASSWORD = PASSWORD('cmadrid');</text:p>
      <text:p text:style-name="Standard"/>
      <text:p text:style-name="Standard"><text:tab/>También se puede cambiar desde el entorno gráfico de phpmyadmin.</text:p>
      <text:p text:style-name="Standard"/>
      <text:p text:style-name="Standard"><text:tab/>Una vez cambiada la clave, hay que editar el fichero /etc/phpmyadmin/config-db.php y cambiar el valor de la variable $dbpass por 'cmadrid'.</text:p>
      <text:p text:style-name="Standard"/>
      <text:p text:style-name="Standard"><text:tab/><text:span text:style-name="T1">Practica 1.- Programa que cree la base de datos, sus tablas y los datos iniciales de prueba. Su nombre será crearbd.php</text:span></text:p>
      <text:p text:style-name="Standard"/>
      <text:p text:style-name="Standard"><text:tab/>Las instrucciones fundamentales para esta práctica son:</text:p>
      <text:p text:style-name="Standard"/>
      <text:p text:style-name="Standard"><text:tab/>Para crear la base de datos:</text:p>
      <text:p text:style-name="Standard"/>
      <text:p text:style-name="Standard"><text:tab/><text:tab/>CREATE <text:s/>DATABASE <text:s/>'Banco';</text:p>
      <text:p text:style-name="Standard"/>
      <text:p text:style-name="Standard"><text:tab/>Para que las relaciones entre las tablas sean correctas el orden de creación debe ser: clientes, cuentas y movimientos.</text:p>
      <text:p text:style-name="Standard"/>
      <text:p text:style-name="Standard"><text:tab/>Para crear la tabla de clientes:</text:p>
      <text:p text:style-name="Standard"/>
      <text:p text:style-name="Standard">$sql = "CREATE TABLE clientes (cl_dni VARCHAR(9) <text:s/>NOT NULL, " . </text:p>
      <text:p text:style-name="Standard"><text:span text:style-name="T2"><text:s text:c="31"/></text:span>"cl_nom VARCHAR(50) NOT NULL, " . </text:p>
      <text:p text:style-name="Standard"><text:span text:style-name="T2"><text:s text:c="31"/></text:span>"cl_dir VARCHAR(60) NOT NULL, " . </text:p>
      <text:p text:style-name="Standard"><text:span text:style-name="T2"><text:s text:c="31"/></text:span>"cl_tel VARCHAR(9) <text:s/>NOT NULL, " . </text:p>
      <text:p text:style-name="Standard"><text:span text:style-name="T2"><text:s text:c="31"/></text:span>"cl_ema VARCHAR(65) NOT NULL, " . </text:p>
      <text:p text:style-name="Standard"><text:span text:style-name="T2"><text:s text:c="31"/></text:span>"cl_fna DATE, " . </text:p>
      <text:p text:style-name="Standard"><text:span text:style-name="T2"><text:s text:c="31"/></text:span>"cl_fcl DATE <text:s text:c="7"/>NOT NULL, " . </text:p>
      <text:p text:style-name="Standard"><text:span text:style-name="T2"><text:s text:c="31"/></text:span>"cl_ncu TINYINT(2) <text:s/>NOT NULL, " . </text:p>
      <text:p text:style-name="Standard"><text:span text:style-name="T2"><text:s text:c="31"/></text:span>"cl_sal INT(8) <text:s text:c="5"/>NOT NULL, " . </text:p>
      <text:p text:style-name="Standard"><text:span text:style-name="T2"><text:s text:c="31"/></text:span>"PRIMARY KEY (cl_dni)) ENGINE = MYISAM;"; </text:p>
      <text:p text:style-name="Standard"/>
      <text:p text:style-name="Standard"><text:tab/>La tabla de cuentas:</text:p>
      <text:p text:style-name="Standard"/>
      <text:p text:style-name="Standard"><text:span text:style-name="T2"><text:s/></text:span>$sql = "CREATE TABLE cuentas (cu_ncu VARCHAR(10) <text:s/>NOT NULL, " . </text:p>
      <text:p text:style-name="Standard"><text:span text:style-name="T2"><text:s text:c="30"/></text:span>"cu_dn1 VARCHAR(9) <text:s text:c="2"/>NOT NULL, " . </text:p>
      <text:p text:style-name="Standard"><text:span text:style-name="T2"><text:s text:c="30"/></text:span>"cu_dn2 VARCHAR(9), " . </text:p>
      <text:p text:style-name="Standard"><text:span text:style-name="T2"><text:s text:c="30"/></text:span>"cu_sal INT(8) <text:s text:c="5"/>NOT NULL, " . </text:p>
      <text:p text:style-name="Standard"><text:span text:style-name="T2"><text:s text:c="30"/></text:span>"PRIMARY KEY (cu_ncu), " . </text:p>
      <text:p text:style-name="Standard"><text:span text:style-name="T2"><text:s text:c="30"/></text:span>"FOREIGN KEY (cu_dn1, cu_dn2) REFERENCES clientes(cl_dni, cl_dni)" . </text:p>
      <text:p text:style-name="Standard"><text:span text:style-name="T2"><text:s text:c="30"/></text:span>") ENGINE = MYISAM;"; </text:p>
      <text:p text:style-name="Standard"/>
      <text:p text:style-name="Standard"><text:tab/>La tabla de movimientos:</text:p>
      <text:p text:style-name="Standard"/>
      <text:p text:style-name="Standard"><text:span text:style-name="T2"><text:s/></text:span>$sql = "CREATE TABLE movimientos (mo_ncu VARCHAR(10) <text:s/>NOT NULL, " . </text:p>
      <text:p text:style-name="Standard"><text:soft-page-break/><text:span text:style-name="T2"><text:s text:c="34"/></text:span>"mo_fec DATE <text:s text:c="8"/>NOT NULL, " . </text:p>
      <text:p text:style-name="Standard"><text:span text:style-name="T2"><text:s text:c="34"/></text:span>"mo_hor VARCHAR(6) <text:s text:c="2"/>NOT NULL, " . </text:p>
      <text:p text:style-name="Standard"><text:span text:style-name="T2"><text:s text:c="34"/></text:span>"mo_des VARCHAR(80) <text:s/>NOT NULL, " . </text:p>
      <text:p text:style-name="Standard"><text:span text:style-name="T2"><text:s text:c="34"/></text:span>"mo_imp INT(8) <text:s text:c="6"/>NOT NULL, " . </text:p>
      <text:p text:style-name="Standard"><text:span text:style-name="T2"><text:s text:c="34"/></text:span>"PRIMARY KEY (mo_ncu, mo_fec, mo_hor)) ENGINE = MYISAM;"; </text:p>
      <text:p text:style-name="Standard"/>
      <text:p text:style-name="Standard"/>
      <text:p text:style-name="Standard"/>
      <text:p text:style-name="Standard"/>
      <text:p text:style-name="Standard"><text:tab/><text:span text:style-name="T1">Práctica 2.- Apertura de cuentas</text:span></text:p>
      <text:p text:style-name="P1"/>
      <text:p text:style-name="P1"><text:tab/>Se realizarán como mínimo las siguientes operaciones:</text:p>
      <text:p text:style-name="P1"/>
      <text:list xml:id="list3711446865" text:style-name="WW8Num1">
        <text:list-item>
          <text:p text:style-name="P7"><text:span text:style-name="T3">Introducción del nº de cuenta.</text:span></text:p>
          <text:list>
            <text:list-item>
              <text:p text:style-name="P7"><text:span text:style-name="T3">Comprobar en el cliente que el 10º dígito corresponde al resto de dividir la suma de los otros 9 entre 9.</text:span></text:p>
            </text:list-item>
            <text:list-item>
              <text:p text:style-name="P2">Realizar la misma comprobación en el servidor.</text:p>
            </text:list-item>
            <text:list-item>
              <text:p text:style-name="P2">Comprobar que la cuenta no está dada de alta.</text:p>
              <text:p text:style-name="P2"><text:span text:style-name="T3"/></text:p>
            </text:list-item>
          </text:list>
        </text:list-item>
        <text:list-item>
          <text:p text:style-name="P2">Introducir el DNI del primer titular comprobando en el cliente que el formato es el adecuado.</text:p>
          <text:list>
            <text:list-item>
              <text:p text:style-name="P2">Comprobar en el servidor que el formato es el adecuado.</text:p>
            </text:list-item>
            <text:list-item>
              <text:p text:style-name="P2">Comprobar si el titular ya está dado de alta en la tabla de clientes.</text:p>
            </text:list-item>
            <text:list-item>
              <text:p text:style-name="P2">Si el titular no existe pedir todos sus datos. Si existe mostrar sus datos.</text:p>
              <text:p text:style-name="P2"><text:span text:style-name="T3"/></text:p>
            </text:list-item>
          </text:list>
        </text:list-item>
        <text:list-item>
          <text:p text:style-name="P6"><text:span text:style-name="T3">Preguntar si se desea un 2º titular y proceder de forma similar al primero en caso afirmativo, teniendo en cuenta que el DNI del 2º titular debe ser distinto al del 1º.</text:span></text:p>
          <text:p text:style-name="P6"><text:span text:style-name="T3"/></text:p>
        </text:list-item>
        <text:list-item>
          <text:p text:style-name="P2">Introducir el importe de la operación comprobando que es mayor de cero.</text:p>
          <text:p text:style-name="P2"><text:span text:style-name="T3"/></text:p>
        </text:list-item>
        <text:list-item>
          <text:p text:style-name="P2">Pedir conformidad con la operación realizando las siguientes operaciones con las tablas en caso afirmativo:</text:p>
        </text:list-item>
      </text:list>
      <text:list xml:id="list2000110798" text:style-name="WW8Num2">
        <text:list-item>
          <text:list>
            <text:list-item>
              <text:p text:style-name="P8"><text:span text:style-name="T3">Grabar un registro en la tabla de cuentas.</text:span></text:p>
            </text:list-item>
            <text:list-item>
              <text:p text:style-name="P3">Grabar el cliente o clientes en la tabla de clientes si no existián o incrementar su número de cuentas abiertas si ya existían.</text:p>
            </text:list-item>
            <text:list-item>
              <text:p text:style-name="P3">Grabar un movimiento.</text:p>
            </text:list-item>
          </text:list>
        </text:list-item>
      </text:list>
      <text:p text:style-name="P1"/>
      <text:p text:style-name="P1"/>
      <text:p text:style-name="Standard"><text:span text:style-name="T3"><text:tab/></text:span><text:span text:style-name="T1">Práctica 3.- Ingresos y reintegros</text:span></text:p>
      <text:p text:style-name="P1"/>
      <text:p text:style-name="P1"><text:tab/>Se realizarán como mínimo las siguientes operaciones:</text:p>
      <text:p text:style-name="P1"/>
      <text:list xml:id="list83248064234944" text:continue-list="list3711446865" text:style-name="WW8Num1">
        <text:list-item>
          <text:p text:style-name="P2">Introducción del nº de cuenta.</text:p>
        </text:list-item>
        <text:list-item>
          <text:p text:style-name="P6"><text:span text:style-name="T3">Comprobar en el cliente que el 10º dígito corresponde al resto de dividir la suma de los otros 9 entre 9.</text:span></text:p>
        </text:list-item>
        <text:list-item>
          <text:p text:style-name="P2">Realizar la misma comprobación en el servidor.</text:p>
        </text:list-item>
        <text:list-item>
          <text:p text:style-name="P2">Comprobar que la cuenta está dada de alta.</text:p>
        </text:list-item>
        <text:list-item>
          <text:p text:style-name="P2">Introducir una descripción de la operación.</text:p>
        </text:list-item>
        <text:list-item>
          <text:p text:style-name="P2">Introducir el importe de la operación.</text:p>
        </text:list-item>
        <text:list-item>
          <text:p text:style-name="P2">Pedir conformidad con la operación realizando las siguientes operaciones con las tablas en caso afirmativo:</text:p>
        </text:list-item>
      </text:list>
      <text:list xml:id="list1878968301" text:style-name="WW8Num3">
        <text:list-item>
          <text:list>
            <text:list-item>
              <text:p text:style-name="P4">Modificar el saldo de la tabla de cuentas.</text:p>
            </text:list-item>
            <text:list-item>
              <text:p text:style-name="P4"><text:soft-page-break/>Modificar el saldo del cliente o clientes en la tabla de clientes.</text:p>
            </text:list-item>
            <text:list-item>
              <text:p text:style-name="P4">Grabar un movimiento.</text:p>
            </text:list-item>
          </text:list>
        </text:list-item>
      </text:list>
      <text:p text:style-name="P1"/>
      <text:p text:style-name="P1"/>
      <text:p text:style-name="P1"/>
      <text:p text:style-name="Standard"><text:span text:style-name="T3"><text:tab/></text:span><text:span text:style-name="T1">Práctica 4.- Listado de movimientos</text:span></text:p>
      <text:p text:style-name="P1"/>
      <text:p text:style-name="P1"><text:tab/>Se realizarán como mínimo las siguientes operaciones:</text:p>
      <text:p text:style-name="P1"/>
      <text:list xml:id="list83246724399325" text:continue-list="list83248064234944" text:style-name="WW8Num1">
        <text:list-item>
          <text:p text:style-name="P2">Introducción del nº de cuenta, fecha del primer movimiento y fecha del último.</text:p>
        </text:list-item>
        <text:list-item>
          <text:p text:style-name="P2">Visualizar los movimientos que corresponda.</text:p>
        </text:list-item>
        <text:list-item>
          <text:p text:style-name="P2">Deben realizarse las siguientes comprobaciones:</text:p>
        </text:list-item>
        <text:list-item>
          <text:p text:style-name="P9">Que el número de cuenta es correcto (en cliente y servidor).</text:p>
        </text:list-item>
        <text:list-item>
          <text:p text:style-name="P9">Que las fechas son correctas. La fecha del último movimiento no debe ser anterior a la del primero; si no es así se mostrará el error o se intercambiarán.</text:p>
        </text:list-item>
        <text:list-item>
          <text:p text:style-name="P2">Deben contemplarse los errores o excepciones de “Cuenta inexistente” y “Cuenta sin movimientos entre las fechas especificadas”.</text:p>
        </text:list-item>
      </text:list>
      <text:p text:style-name="P1"/>
      <text:p text:style-name="P1"/>
      <text:p text:style-name="Standard"><text:span text:style-name="T3"><text:tab/></text:span><text:span text:style-name="T1">Práctica 5.- Cierre de cuentas</text:span></text:p>
      <text:p text:style-name="P1"/>
      <text:p text:style-name="P1"><text:tab/>Se realizarán como mínimo las siguientes operaciones:</text:p>
      <text:p text:style-name="P1"/>
      <text:list xml:id="list83247034107518" text:continue-numbering="true" text:style-name="WW8Num1">
        <text:list-item>
          <text:p text:style-name="P2">Introducción del nº de cuenta y comprobar su existencia.</text:p>
        </text:list-item>
        <text:list-item>
          <text:p text:style-name="P2">Visualizar los datos relativos a la misma.</text:p>
        </text:list-item>
        <text:list-item>
          <text:p text:style-name="P2">Comprobar que el saldo de la cuenta sea cero.</text:p>
        </text:list-item>
        <text:list-item>
          <text:p text:style-name="P2">Pedir conformidad con la operación. En caso afirmativo se realizarán las siguientes actualizaciones:</text:p>
        </text:list-item>
      </text:list>
      <text:list xml:id="list776523401" text:style-name="WW8Num4">
        <text:list-item>
          <text:list>
            <text:list-item>
              <text:p text:style-name="P5">Eliminación del registro de la tabla de cuentas.</text:p>
            </text:list-item>
            <text:list-item>
              <text:p text:style-name="P5">Eliminar los titulares si es su única cuenta abierta o restar uno al número de cuentas abiertas en el caso de que el titular tenga más cuentas.</text:p>
            </text:list-item>
            <text:list-item>
              <text:p text:style-name="P5">Eliminar los movimientos de la cuenta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Lohit Hindi1" svg:font-family="'Lohit Hindi'"/>
    <style:font-face style:name="Mangal1" svg:font-family="Mangal"/>
    <style:font-face style:name="OpenSymbol" svg:font-family="OpenSymbol, 'Arial Unicode MS'"/>
    <style:font-face style:name="AR PL UMing HK1" svg:font-family="'AR PL UMing HK'" style:font-family-generic="modern"/>
    <style:font-face style:name="DejaVu Sans Mono" svg:font-family="'DejaVu Sans Mono'" style:font-family-generic="modern"/>
    <style:font-face style:name="AR PL UMing HK" svg:font-family="'AR PL UMing HK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 PL UMing HK" style:font-family-asian="'AR PL UMing HK'" style:font-pitch-asian="variable" style:font-size-asian="12pt" style:language-asian="zh" style:country-asian="CN" style:font-name-complex="Lohit Hindi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pitch-asian="variable" style:font-size-asian="14pt" style:font-name-complex="Lohit Hindi" style:font-family-complex="'Lohit Hindi'" style:font-pitch-complex="variable" style:font-size-complex="14pt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0" style:family="text">
      <style:text-properties style:font-name="Symbol1" fo:font-family="Symbol" style:font-pitch="variable" style:font-charset="x-symbol" style:font-name-complex="OpenSymbol" style:font-family-complex="OpenSymbol, 'Arial Unicode MS'"/>
    </style:style>
    <style:style style:name="WW8Num3z0" style:family="text">
      <style:text-properties style:font-name="Symbol1" fo:font-family="Symbol" style:font-pitch="variable" style:font-charset="x-symbol" style:font-name-complex="OpenSymbol" style:font-family-complex="OpenSymbol, 'Arial Unicode MS'"/>
    </style:style>
    <style:style style:name="WW8Num4z0" style:family="text">
      <style:text-properties style:font-name="Symbol1" fo:font-family="Symbol" style:font-pitch="variable" style:font-charset="x-symbol" style:font-name-complex="OpenSymbol" style:font-family-complex="OpenSymbol, 'Arial Unicode MS'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Texto_20_fuente" style:display-name="Texto fuente" style:family="text">
      <style:text-properties style:font-name="DejaVu Sans Mono" fo:font-family="'DejaVu Sans Mono'" style:font-family-generic="modern" style:font-name-asian="AR PL UMing HK1" style:font-family-asian="'AR PL UMing HK'" style:font-family-generic-asian="modern" style:font-name-complex="DejaVu Sans Mono" style:font-family-complex="'DejaVu Sans Mono'" style:font-family-generic-complex="modern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2-03-08T21:40:31</meta:creation-date>
    <dc:date>2019-01-14T08:24:10.104000000</dc:date>
    <meta:editing-cycles>13</meta:editing-cycles>
    <meta:editing-duration>PT9H51M7S</meta:editing-duration>
    <meta:generator>LibreOffice/6.1.1.2$Windows_X86_64 LibreOffice_project/5d19a1bfa650b796764388cd8b33a5af1f5baa1b</meta:generator>
    <meta:document-statistic meta:table-count="0" meta:image-count="0" meta:object-count="0" meta:page-count="3" meta:paragraph-count="86" meta:word-count="818" meta:character-count="5375" meta:non-whitespace-character-count="3960"/>
  </office:meta>
</office:document-meta>
</file>